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_5f_chaptertitle" style:master-page-name="Standard">
      <style:paragraph-properties style:page-number="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text:line-break/>Introduction To Dabo</text:p>
      <text:p text:style-name="_5f_intro">Dabo provides an abstraction layer for a variety of open source projects, for the purpose of providing a solid and flexible framework for developing multiplatform data-aware business applications. User/developers can use the powerful Python programming language to write their business logic and lay out their user-interface elements, harnessing the Dabo framework and thus not getting preoccupied with the implementation details.</text:p>
      <text:p text:style-name="_5f_subhead_20_1">What is Dabo?</text:p>
      <text:p text:style-name="_5f_subhead_20_2">3-Tier</text:p>
      <text:p text:style-name="_5f_first_20_paragraph">Dabo provides a 3-tier approach to application design, separating database access from business rules from user-interface layout. Dabo also provides an Application object that provides common functions and controls the event loop.</text:p>
      <text:p text:style-name="_5f_body_20_text">Dabo allows you to use each tier independently, for instance only using the database tier for a simple script, or only using the UI tier for a simple GUI app that doesn't need database access. But those use-cases will be limited. In a typical Dabo application, 90% of the user code will end up in the business tier, using subclasses of the Dabo Business Object, 0% in the database tier, and the rest as layout code in the user-interface tier.</text:p>
      <text:p text:style-name="_5f_body_20_text">Dabo's tiers are related in a chain-of-responsibility pattern, so that when a user chooses, for example, to save their changes, the user-interface will communicate that request to the business object, which will validate the request against the business rules, and if all rules pass the request will go to the database tier to actually save the change to the database. If the change fails, such as in the business object for validation reasons, or in the database tier for connectivity reasons, the exception gets propagated back up to the user-interface tier and the user is notified.</text:p>
      <text:p text:style-name="_5f_subhead_20_2">Flexible Database Support</text:p>
      <text:p text:style-name="_5f_first_20_paragraph">Dabo supports all databases for which there is a Python wrapper that conforms to the dbapi version 2. This includes all popular databases, as illustrated in &lt;xref linkend="fig-tier1-1"/&gt;. &lt;warning&gt;Please note that this book is being written for future benefit, and that as of this writing the only supported databases are MySQL, Firebird, and Sqlite, and MySQL is the most tested.&lt;/warning&gt;</text:p>
      <text:p text:style-name="_5f_subhead_20_2">Flexible User Interface Support</text:p>
      <text:p text:style-name="_5f_first_20_paragraph">After version 1.0, Dabo will support a selection of user-interface libraries, as illustrated in &lt;xref linkend="fig-tier3-1"/&gt;. The support of multiple libraries while allowing the Dabo developer to use a common API makes Dabo a very flexible, powerful solution. Different toolkits have their pros and cons; you can choose which one to deploy and not worry too much about that during development. You could conceivably do all your development using one toolkit and deploy with another. You may have one deployment using PyQt, and another using wxPython, both using the same codebase. &lt;warning&gt;Please note that this book is being written for future benefit, and that as of this writing the only supported user interface is wxPython.&lt;/warning&gt;</text:p>
      <text:p text:style-name="_5f_subhead_20_2">Cross-platform Support</text:p>
      <text:p text:style-name="_5f_first_20_paragraph">Dabo is truly multi-platform. Develop on any supported platform, and deploy the same code base to any supported platform. The supported platforms are Macintosh OS X (10.2 or higher), Linux, and Windows (98SE or higher). &lt;xref linkend="fig-multiplatform-lin"/&gt;, &lt;xref linkend="fig-multiplatform-osx"/&gt;, and &lt;xref linkend="fig-multiplatform-win"/&gt; show the same Dabo-developed application running on all three platforms.</text:p>
      <text:p text:style-name="_5f_subhead_20_1">History of Dabo</text:p>
      <text:p text:style-name="_5f_first_20_paragraph">Dabo is the result of a few years of research, starting in 2001 when I started taking an active interest in the Linux operating system and open source software in general. I had been using Microsoft Visual FoxPro to develop data-aware business applications for my clients, and with mixed messages coming from Microsoft and the FoxPro community as to the long-term viability of FoxPro as a product, I started looking for alternatives from the open source community, alternatives that would permit the development of powerful database applications for multi-platform deployment.</text:p>
      <text:p text:style-name="_5f_body_20_text">My quest led me first to Borland Delphi, which had just recently announced a prerelease version of Kylix, the Linux version of Delphi. This product would allow deployment of a semi-common codebase to one flavor of Linux (RedHat 7.x) and Windows. It had good data-aware controls, but only in the Enterprise version. The execution performance was pitiful, and code wasn't truly portable between platforms. The lack of a commitment from Borland to support Macintosh was the straw that made me look elsewhere.</text:p>
      <text:p text:style-name="_5f_body_20_text">The next stop was to take a serious look at Java, which does have a clean and elegant language and does run pretty much equally on all platforms, thanks to the Java Virtual Machine. I developed some prototype applications using the Swing components which performed equally horribly on all three platforms. But, it was easy development and deployment, although database integration was pretty obtuse compared to what I was used to in Visual FoxPro. My overall feeling was that Java may really take over the world, but it has a long way to go performance-wise, and it really isn't fun to code.</text:p>
      <text:p text:style-name="_5f_body_20_text">Somewhere about this time, I found out that Kylix was using a toolkit called Qt to provide the user interface components, and that Kylix was using the last-generation (Qt 2.x) instead of the newer, much nicer Qt 3.x version. I downloaded the GPL'd version of Qt for Linux, and followed some tutorials, and was able to build some very impressive C++ applications that performed very well. I never got my head around C++, however, so I felt like I'd be painting myself into a corner by pursuing this angle. Also, database support required the Enterprise version of Qt, which is something like $1200 per platform. Hardly free and open source.</text:p>
      <text:p text:style-name="_5f_body_20_text">Eventually, I came to know of a programming language called Python, which Ed Leafe had been using to power his website using a product called Zope. I found Python to be very intuitive to learn, with an easy readable syntax not unlike FoxPro. Python, on top of being free and open source, also comes with "batteries included", meaning that most everything you'd want to do comes in the standard library, including building user interfaces. Python also comes with three native data types that have to do with sequences - in other words, Python can represent database tables and fields natively. Come to find out, Python also provides an API for connecting to all kinds of database servers. In other words, Python comes with a lot of the pieces I'd been searching for over the past few years.</text:p>
      <text:p text:style-name="_5f_body_20_text">While it was great finding that Python had a lot of the pieces to my puzzle, it was another thing entirely realizing that putting all the pieces together into a workable whole would prove to be anything but easy. Yes, Python can connect to any database and retrieve and update data. Yes, Python has a graphical user interface. No, connecting to a given database isn't the same as connecting to a different database. And no, the user interface that comes with Python is not very modern.</text:p>
      <text:p text:style-name="_5f_body_20_text">In the Fall of 2003, I set out to create a framework for developing data-aware applications in Python, using a GUI toolkit I'd just learned about called wxWindows. I'd actually heard about wxWindows before, but had discounted it thinking that it was only for the Windows platform. They've since changed their name to wxWidgets at Microsoft's request, which may keep future developers from being as confused as I was. I named this framework 'Dabo', because it sounded fun and reminds me of words like 'data', 'business', 'application', and 'objects'. Also, we were watching Star Trek: Deep Space Nine at the time and I liked the Dabo Girls.</text:p>
      <text:p text:style-name="_5f_body_20_text">I ended up learning the wxWidgets toolkit pretty well, but created a pile of spaghetti code that had no separation between the database, the business rules, and the user interface. It was really a mess and completely unmaintainable. I set the project down for a few months, until I was contacted in March of 2004 by Ed Leafe, a long-time FoxPro guru that was looking for ways to move his skillset over to open source, multiplatform development - he was looking for the same things I'd been seeking over the previous couple years. I decided to share my code with him, along with a sample application, and he very diplomatically explained all the design problems with my approach. We came up with an agreement to redesign Dabo from the ground up, with a 3-tier model.</text:p>
      <text:p text:style-name="_5f_body_20_text">By May of 2004 we announced our work to the public, got a website and mailing lists, and encouragement from diverse areas of the open source, Python, and FoxPro communities. As I write this in September 2004, Dabo is under active development, the user interface is 80% abstracted, 3 databases are supported, and a user-interface graphical designer is underway. It is already possible to create powerful data-aware applications and to deploy them to Windows, Linux, and Macintosh.</text:p>
      <text:p text:style-name="_5f_subhead_20_1">Summary</text:p>
      <text:p text:style-name="_5f_first_20_paragraph">Dabo is a framework built on Python that provides a clean API for developers to build data-aware business applications that are cross-platform. In addition to this underlying framework, Dabo also provides some power tools, such as a visual UI designer based on wxGlade, for designing and laying out your forms, menus, and other UI elements, and wizards and demo applications for getting started. These power tools are discussed elsewhere in this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1" fo:font-size="14pt" fo:font-weight="bold" style:letter-kerning="true" style:font-size-asian="14pt" style:font-weight-asian="bold"/>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_5f_body_20_text" style:display-name="_body text" style:family="paragraph" style:parent-style-name="Standard">
      <style:paragraph-properties fo:margin-left="0in" fo:margin-right="0in" fo:text-indent="0.25in" style:auto-text-indent="false">
        <style:tab-stops>
          <style:tab-stop style:position="0.25in"/>
          <style:tab-stop style:position="0.5in"/>
          <style:tab-stop style:position="0.75in"/>
        </style:tab-stops>
      </style:paragraph-properties>
    </style:style>
    <style:style style:name="_5f_chaptertitle" style:display-name="_chaptertitle" style:family="paragraph" style:parent-style-name="_5f_body_20_text" style:next-style-name="_5f_intro">
      <style:paragraph-properties fo:text-align="end" style:justify-single-word="false"/>
      <style:text-properties style:font-name="Arial1" fo:font-size="24pt" fo:font-weight="bold" style:font-size-asian="24pt" style:font-weight-asian="bold"/>
    </style:style>
    <style:style style:name="_5f_intro" style:display-name="_intro" style:family="paragraph" style:parent-style-name="_5f_body_20_text" style:next-style-name="_5f_first_20_paragraph">
      <style:paragraph-properties fo:margin-left="0in" fo:margin-right="0in" fo:margin-top="0.1665in" fo:margin-bottom="0.1665in" fo:text-indent="0in" style:auto-text-indent="false"/>
      <style:text-properties style:font-name="Arial1" fo:font-size="9pt" fo:font-weight="bold" style:font-size-asian="9pt" style:font-weight-asian="bold"/>
    </style:style>
    <style:style style:name="_5f_first_20_paragraph" style:display-name="_first paragraph" style:family="paragraph" style:parent-style-name="_5f_body_20_text" style:next-style-name="_5f_body_20_text">
      <style:paragraph-properties fo:margin-left="0in" fo:margin-right="0in" fo:text-indent="0in" style:auto-text-indent="false"/>
    </style:style>
    <style:style style:name="_5f_subhead_20_1" style:display-name="_subhead 1" style:family="paragraph" style:parent-style-name="_5f_body_20_text" style:next-style-name="_5f_first_20_paragraph">
      <style:paragraph-properties fo:margin-left="0in" fo:margin-right="0in" fo:margin-top="0.1665in" fo:margin-bottom="0in" fo:text-indent="0in" style:auto-text-indent="false" fo:keep-with-next="always"/>
      <style:text-properties style:font-name="Arial1" fo:font-size="14pt" fo:font-weight="bold" style:font-size-asian="14pt" style:font-weight-asian="bold"/>
    </style:style>
    <style:style style:name="_5f_subhead_20_2" style:display-name="_subhead 2" style:family="paragraph" style:parent-style-name="_5f_subhead_20_1" style:next-style-name="_5f_first_20_paragraph">
      <style:text-properties fo:font-size="12pt" style:font-size-asian="12pt"/>
    </style:style>
    <style:style style:name="_5f_subhead_20_3" style:display-name="_subhead 3" style:family="paragraph" style:parent-style-name="_5f_subhead_20_2" style:next-style-name="_5f_first_20_paragraph">
      <style:text-properties fo:font-size="10pt" style:font-size-asian="10pt"/>
    </style:style>
    <style:style style:name="_5f_figure_20_caption" style:display-name="_figure caption" style:family="paragraph" style:parent-style-name="_5f_body_20_text" style:next-style-name="_5f_body_20_text">
      <style:paragraph-properties fo:margin-left="0in" fo:margin-right="0in" fo:margin-top="0in" fo:margin-bottom="0.1665in" fo:text-indent="0in" style:auto-text-indent="false"/>
      <style:text-properties style:font-name="Arial1" fo:font-style="italic" style:font-style-asian="italic"/>
    </style:style>
    <style:style style:name="_5f_table_20_caption" style:display-name="_table caption" style:family="paragraph" style:parent-style-name="_5f_body_20_text" style:next-style-name="_5f_table_20_column_20_head">
      <style:paragraph-properties fo:margin-left="0in" fo:margin-right="0in" fo:margin-top="0.1665in" fo:margin-bottom="0.1665in" fo:text-indent="0in" style:auto-text-indent="false"/>
      <style:text-properties style:font-name="Arial1" fo:font-style="italic" style:font-style-asian="italic"/>
    </style:style>
    <style:style style:name="_5f_table_20_text" style:display-name="_table text" style:family="paragraph" style:parent-style-name="_5f_body_20_text">
      <style:paragraph-properties fo:margin-left="0in" fo:margin-right="0in" fo:text-indent="0in" style:auto-text-indent="false"/>
      <style:text-properties style:font-name="Arial1"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listing_20_caption" style:display-name="_listing caption" style:family="paragraph" style:parent-style-name="_5f_body_20_text" style:next-style-name="_5f_code_20_first_20_line">
      <style:paragraph-properties fo:margin-left="0in" fo:margin-right="0in" fo:margin-top="0.1665in" fo:margin-bottom="0in" fo:text-indent="0in" style:auto-text-indent="false"/>
      <style:text-properties style:font-name="Arial1" fo:font-style="italic" style:font-style-asian="italic"/>
    </style:style>
    <style:style style:name="_5f_code" style:display-name="_code" style:family="paragraph" style:parent-style-name="_5f_body_20_text">
      <style:paragraph-properties fo:margin-left="0in" fo:margin-right="0in" fo:text-indent="0in" style:auto-text-indent="false">
        <style:tab-stops>
          <style:tab-stop style:position="0.1252in"/>
          <style:tab-stop style:position="0.5in"/>
          <style:tab-stop style:position="0.75in"/>
        </style:tab-stops>
      </style:paragraph-properties>
      <style:text-properties style:font-name="Courier New" fo:font-size="8pt" fo:language="none" fo:country="none" fo:font-weight="bold" style:font-size-asian="8pt" style:language-asian="none" style:country-asian="none" style:font-weight-asian="bold"/>
    </style:style>
    <style:style style:name="_5f_code_20_first_20_line" style:display-name="_code first line" style:family="paragraph" style:parent-style-name="_5f_code" style:next-style-name="_5f_code">
      <style:paragraph-properties fo:margin-top="0.1665in" fo:margin-bottom="0in"/>
    </style:style>
    <style:style style:name="_5f_sidebar_20_text" style:display-name="_sidebar text" style:family="paragraph" style:parent-style-name="_5f_body_20_text" style:next-style-name="_5f_body_20_text">
      <style:paragraph-properties fo:margin-left="0.25in" fo:margin-right="0in" fo:text-indent="0in" style:auto-text-indent="false"/>
      <style:text-properties style:font-name="Arial1" fo:font-size="9pt" style:font-size-asian="9pt"/>
    </style:style>
    <style:style style:name="_5f_sidebar_20_headline" style:display-name="_sidebar headline" style:family="paragraph" style:parent-style-name="_5f_body_20_text" style:next-style-name="_5f_sidebar_20_text">
      <style:paragraph-properties fo:margin-left="0in" fo:margin-right="0in" fo:text-indent="0in" style:auto-text-indent="false"/>
      <style:text-properties style:font-name="Arial1" fo:font-size="18pt" fo:font-weight="bold" style:font-size-asian="18pt" style:font-weight-asian="bold"/>
    </style:style>
    <style:style style:name="_5f_subhead_20_4" style:display-name="_subhead 4" style:family="paragraph" style:parent-style-name="_5f_subhead_20_3" style:next-style-name="_5f_first_20_paragraph">
      <style:text-properties fo:font-style="italic" style:font-style-asian="italic"/>
    </style:style>
    <style:style style:name="_5f_note" style:display-name="_note" style:family="paragraph" style:parent-style-name="_5f_body_20_text" style:next-style-name="_5f_body_20_text">
      <style:paragraph-properties fo:margin-left="0.25in" fo:margin-right="0in" fo:margin-top="0in" fo:margin-bottom="0.1665in" fo:text-indent="0in" style:auto-text-indent="false"/>
      <style:text-properties style:font-name="Arial1" fo:font-style="italic" style:font-style-asian="italic"/>
    </style:style>
    <style:style style:name="_5f_code_20_last_20_line" style:display-name="_code last line" style:family="paragraph" style:parent-style-name="_5f_code" style:next-style-name="_5f_body_20_text">
      <style:paragraph-properties fo:margin-top="0in" fo:margin-bottom="0.1665in"/>
    </style:style>
    <style:style style:name="_5f_figure" style:display-name="_figure" style:family="paragraph" style:parent-style-name="_5f_body_20_text" style:next-style-name="_5f_figure_20_caption">
      <style:paragraph-properties fo:margin-left="0in" fo:margin-right="0in" fo:margin-top="0.1665in" fo:margin-bottom="0in" fo:text-indent="0in" style:auto-text-indent="false" fo:keep-with-next="always"/>
    </style:style>
    <style:style style:name="_5f_table_20_text_20_last" style:display-name="_table text last" style:family="paragraph" style:parent-style-name="_5f_table_20_text" style:next-style-name="_5f_body_20_text">
      <style:paragraph-properties fo:margin-top="0in" fo:margin-bottom="0.1665in">
        <style:tab-stops>
          <style:tab-stop style:position="0.25in"/>
          <style:tab-stop style:position="0.5in"/>
        </style:tab-stops>
      </style:paragraph-properties>
    </style:style>
    <style:style style:name="_5f_note_20_icon" style:display-name="_note icon" style:family="paragraph" style:parent-style-name="_5f_body_20_text" style:next-style-name="_5f_note">
      <style:paragraph-properties fo:margin-top="0.1665in" fo:margin-bottom="0in" fo:keep-with-next="always"/>
    </style:style>
    <style:style style:name="_5f_code_20_one_20_line" style:display-name="_code one line" style:family="paragraph" style:parent-style-name="_5f_code" style:next-style-name="_5f_body_20_text">
      <style:paragraph-properties fo:margin-top="0.1665in" fo:margin-bottom="0.1665in"/>
    </style:style>
    <style:style style:name="QQ" style:family="paragraph" style:parent-style-name="_5f_body_20_text">
      <style:paragraph-properties fo:margin-top="0.0835in" fo:margin-bottom="0.0835in" fo:hyphenation-ladder-count="no-limit" fo:padding-left="0.0555in" fo:padding-right="0.0555in" fo:padding-top="0.0138in" fo:padding-bottom="0.0138in" fo:border="0.0008in solid #000000"/>
      <style:text-properties fo:font-style="italic" style:font-style-asian="italic" fo:hyphenate="false" fo:hyphenation-remain-char-count="2" fo:hyphenation-push-char-count="2"/>
    </style:style>
    <style:style style:name="_5f_list_20_step_20_first" style:display-name="_list step first" style:family="paragraph" style:parent-style-name="_5f_body_20_text" style:list-style-name="WW8Num13">
      <style:paragraph-properties fo:margin-left="0.5in" fo:margin-right="0in" fo:margin-top="0.0835in" fo:margin-bottom="0.0835in" fo:text-indent="0.25in" style:auto-text-indent="false"/>
    </style:style>
    <style:style style:name="_5f_list_20_step" style:display-name="_list step" style:family="paragraph" style:parent-style-name="_5f_list_20_step_20_first">
      <style:paragraph-properties fo:margin-top="0in" fo:margin-bottom="0.0835in"/>
    </style:style>
    <style:style style:name="_5f_list_20_step_20_last" style:display-name="_list step last" style:family="paragraph" style:parent-style-name="_5f_list_20_step_20_first" style:next-style-name="_5f_body_20_text">
      <style:paragraph-properties fo:margin-top="0in" fo:margin-bottom="0.1665in"/>
    </style:style>
    <style:style style:name="_5f_bullet_20_first" style:display-name="_bullet first" style:family="paragraph" style:parent-style-name="_5f_body_20_text" style:next-style-name="_5f_bullet" style:list-style-name="WW8Num12">
      <style:paragraph-properties fo:margin-top="0.0835in" fo:margin-bottom="0.0835in">
        <style:tab-stops>
          <style:tab-stop style:position="0.25in"/>
          <style:tab-stop style:position="0.5in"/>
        </style:tab-stops>
      </style:paragraph-properties>
    </style:style>
    <style:style style:name="_5f_bullet" style:display-name="_bullet" style:family="paragraph" style:parent-style-name="_5f_bullet_20_first">
      <style:paragraph-properties fo:margin-top="0in" fo:margin-bottom="0.0835in"/>
    </style:style>
    <style:style style:name="_5f_bullet_20_last" style:display-name="_bullet last" style:family="paragraph" style:parent-style-name="_5f_bullet_20_first" style:next-style-name="_5f_body_20_text">
      <style:paragraph-properties fo:margin-top="0in" fo:margin-bottom="0.1665in"/>
    </style:style>
    <style:style style:name="_5f_indented_20_text" style:display-name="_indented text" style:family="paragraph" style:parent-style-name="_5f_body_20_text">
      <style:paragraph-properties fo:margin-left="0.5in" fo:margin-right="0in" fo:margin-top="0in" fo:margin-bottom="0.0835in" fo:text-indent="0in" style:auto-text-indent="false"/>
    </style:style>
    <style:style style:name="_5f_bullet_20_indented" style:display-name="_bullet indented" style:family="paragraph" style:parent-style-name="_5f_bullet_20_first">
      <style:paragraph-properties fo:margin-left="1in" fo:margin-right="0in" fo:margin-top="0in" fo:margin-bottom="0.0835in" fo:text-indent="0.25in" style:auto-text-indent="false"/>
    </style:style>
    <style:style style:name="Footnote_20_Symbol" style:display-name="Footnote Symbol" style:family="text"/>
    <style:style style:name="Page_20_Number" style:display-name="Page Number" style:family="text" style:parent-style-name="WW-Default_20_Paragraph_20_Font"/>
    <style:style style:name="Endnote_20_Symbol" style:display-name="Endnote Symbol" style:family="text"/>
    <style:style style:name="Strong_20_Emphasis" style:display-name="Strong Emphasis" style:family="text" style:parent-style-name="WW-Default_20_Paragraph_20_Font">
      <style:text-properties fo:font-weight="bold" style:font-weight-asian="bold"/>
    </style:style>
    <style:style style:name="WW-Default_20_Paragraph_20_Font" style:display-name="WW-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St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5in" text:min-label-width="0.25in"/>
        <style:text-properties style:font-name="Symbol"/>
      </text:list-level-style-bullet>
      <text:list-level-style-bullet text:level="2" text:style-name="WW8Num17z1" style:num-suffix="." text:bullet-char="o">
        <style:list-level-properties text:space-before="1.25in" text:min-label-width="0.25in"/>
        <style:text-properties style:font-name="Courier New"/>
      </text:list-level-style-bullet>
      <text:list-level-style-bullet text:level="3" text:style-name="WW8Num17z2" style:num-suffix="." text:bullet-char="">
        <style:list-level-properties text:space-before="1.75in" text:min-label-width="0.25in"/>
        <style:text-properties style:font-name="Wingdings"/>
      </text:list-level-style-bullet>
      <text:list-level-style-bullet text:level="4" text:style-name="WW8Num17z0" style:num-suffix="." text:bullet-char="">
        <style:list-level-properties text:space-before="2.25in" text:min-label-width="0.25in"/>
        <style:text-properties style:font-name="Symbol"/>
      </text:list-level-style-bullet>
      <text:list-level-style-bullet text:level="5" text:style-name="WW8Num17z1" style:num-suffix="." text:bullet-char="o">
        <style:list-level-properties text:space-before="2.75in" text:min-label-width="0.25in"/>
        <style:text-properties style:font-name="Courier New"/>
      </text:list-level-style-bullet>
      <text:list-level-style-bullet text:level="6" text:style-name="WW8Num17z2" style:num-suffix="." text:bullet-char="">
        <style:list-level-properties text:space-before="3.25in" text:min-label-width="0.25in"/>
        <style:text-properties style:font-name="Wingdings"/>
      </text:list-level-style-bullet>
      <text:list-level-style-bullet text:level="7" text:style-name="WW8Num17z0" style:num-suffix="." text:bullet-char="">
        <style:list-level-properties text:space-before="3.75in" text:min-label-width="0.25in"/>
        <style:text-properties style:font-name="Symbol"/>
      </text:list-level-style-bullet>
      <text:list-level-style-bullet text:level="8" text:style-name="WW8Num17z1" style:num-suffix="." text:bullet-char="o">
        <style:list-level-properties text:space-before="4.25in" text:min-label-width="0.25in"/>
        <style:text-properties style:font-name="Courier New"/>
      </text:list-level-style-bullet>
      <text:list-level-style-bullet text:level="9" text:style-name="WW8Num1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style:font-name="Courier New"/>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style:font-name="Courier New"/>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style:font-name="Courier New"/>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fo:padding-left="0in" fo:padding-right="0in" fo:padding-top="0in" fo:padding-bottom="0.0138in" fo:border-left="none" fo:border-right="none" fo:border-top="none" fo:border-bottom="0.0008in solid #000000"/>
    </style:style>
    <style:style style:name="P2" style:family="paragraph" style:parent-style-name="Header">
      <style:paragraph-properties fo:padding-left="0in" fo:padding-right="0in" fo:padding-top="0in" fo:padding-bottom="0.0138in" fo:border-left="none" fo:border-right="none" fo:border-top="none" fo:border-bottom="0.0008in solid #000000"/>
    </style:style>
    <style:style style:name="T1" style:family="text">
      <style:text-properties style:font-name="Arial1"/>
    </style:style>
    <style:style style:name="T2" style:family="text" style:parent-style-name="Page_20_Number">
      <style:text-properties style:font-name="Arial1" fo:font-weight="bold" style:font-weight-asian="bold"/>
    </style:style>
    <style:style style:name="T3" style:family="text" style:parent-style-name="Page_20_Number">
      <style:text-properties style:font-name="Arial1" fo:font-style="italic" fo:font-weight="bold" style:font-style-asian="italic" style:font-weight-asian="bold"/>
    </style:style>
    <style:page-layout style:name="pm1" style:page-usage="mirrored">
      <style:page-layout-properties fo:page-width="7in" fo:page-height="9in" style:num-format="1" style:print-orientation="portrait" fo:margin-top="0.4925in" fo:margin-bottom="0.5in" fo:margin-left="1in" fo:margin-right="0.6902in" style:writing-mode="lr-tb" style:layout-grid-color="#c0c0c0" style:layout-grid-lines="3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in"/>
      </style:header-style>
      <style:footer-style/>
    </style:page-layout>
    <style:page-layout style:name="pm2">
      <style:page-layout-properties fo:page-width="7in" fo:page-height="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Chapter X: XXX  </text:span><text:span text:style-name="T2"><text:page-number text:select-page="current">1</text:page-number></text:span></text:p>
      </style:header>
      <style:header-left>
        <text:p text:style-name="P2"><text:span text:style-name="Page_20_Number"><text:span text:style-name="T2"><text:page-number text:select-page="current">1</text:page-number></text:span></text:span><text:span text:style-name="Page_20_Number"><text:span text:style-name="T2">  </text:span></text:span><text:span text:style-name="Page_20_Number"><text:span text:style-name="T3">XXX</text:span></text:span></text:p>
      </style:header-left>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19T15:18:15</meta:creation-date>
    <dc:date>2006-01-19T19:12:41</dc:date>
    <dc:language>en-US</dc:language>
    <meta:editing-cycles>2</meta:editing-cycles>
    <meta:editing-duration>PT21M49S</meta:editing-duration>
    <meta:user-defined meta:name="Info 1"/>
    <meta:user-defined meta:name="Info 2"/>
    <meta:user-defined meta:name="Info 3"/>
    <meta:user-defined meta:name="Info 4"/>
    <meta:document-statistic meta:table-count="0" meta:image-count="0" meta:object-count="0" meta:page-count="4" meta:paragraph-count="27" meta:word-count="1568" meta:character-count="9327"/>
  </office:meta>
</office:document-meta>
</file>